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ext-properties style:font-name="Arial" style:font-name-asian="Arial" style:font-name-complex="Arial" fo:font-size="16pt" style:font-size-asian="16pt" style:font-size-complex="16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8.20208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1.79916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endar_of_ev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created by Potenza Atiogb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3">
            <text:p>Calendar of events for YOUR NAME HE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Name: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ole: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epartment: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4">
            <text:p>Month(s)</text:p>
          </table:table-cell>
          <table:table-cell office:value-type="string" table:style-name="ce4">
            <text:p>Event</text:p>
          </table:table-cell>
          <table:table-cell office:value-type="string" table:style-name="ce4">
            <text:p>Frequency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Embedded latest document(s)</text:p>
          </table:table-cell>
          <table:table-cell office:value-type="string" table:style-name="ce4">
            <text:p>Staff involvement<text:s/></text:p>
          </table:table-cell>
          <table:table-cell office:value-type="string" table:style-name="ce4">
            <text:p>Document sent by / to<text:s/>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  <table:table table:name="Glossary_of_terms_" table:style-name="ta1">
        <table:table-column table:style-name="co4" table:default-cell-style-name="ce1"/>
        <table:table-column table:style-name="co10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Term</text:p>
          </table:table-cell>
          <table:table-cell office:value-type="string" table:style-name="ce1">
            <text:p>definition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Calendar_of_events.C8:Calendar_of_events.I31" table:name="Table1" table:display-filter-buttons="true"/>
        <table:database-range table:target-range-address="Glossary_of_terms_.A1:Glossary_of_terms_.B23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Microsoft Office User</meta:initial-creator>
    <dc:creator>Microsoft Office User</dc:creator>
    <meta:creation-date>2021-06-09T12:49:37Z</meta:creation-date>
    <dc:date>2021-07-14T11:51:48Z</dc:date>
  </office:meta>
</office:document-meta>
</file>